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0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6.43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a in honorem Sanctissimae Trinitat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eluia laude Jerusalem</text:p>
          </table:table-cell>
          <table:table-cell office:value-type="string" calcext:value-type="string">
            <text:p>motet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le et Erimene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ssa ub titulo Sancti Michael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ssa Sanctae Cyrilli et Methodi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table:style-name="ce6" office:value-type="string" calcext:value-type="string">
            <text:p>A-MZ Ms. 258, A-SL no sig (600192574)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ssa in honorem Beatissimae Virginis Maria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ssa in honorem Sancti Joseph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ssa in honorem Sancti Gabriel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E MS 4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E MS 49/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E MS 49/2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rti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ristus factus est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I-Fc F.P.Ch 330/4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-MZ MS 289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te confessor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ssa Sancti Francisci Seraphic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iritus Domini. Veni Creator Spirit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D-B Mus. ms. 10231 (452009960)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 omnem terram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ivitatem. Festina lente</text:p>
          </table:table-cell>
          <table:table-cell office:value-type="string" calcext:value-type="string">
            <text:p>motet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idi civitatem. Caelestis inter caetus</text:p>
          </table:table-cell>
          <table:table-cell office:value-type="string" calcext:value-type="string">
            <text:p>motet</text:p>
          </table:table-cell>
          <table:table-cell office:value-type="string" calcext:value-type="string">
            <text:p>A-KR D 16/102 (600176354)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ve maris stella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Wn F24.St.Peter.D15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ssati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ssati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ssa Sanctae Cruc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ssa dolorum beatae virginis Maria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esperae de Dominica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A-KR E 40 II/248 (600176396), D-Mbs Mus.ms. 283-1 (456009340)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rti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argh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taniae de venerabili sacramento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h! ingrato m’inganni</text:p>
          </table:table-cell>
          <table:table-cell office:value-type="string" calcext:value-type="string">
            <text:p>profane song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ve Maria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183 (600033561)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infe in belli semplicete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rbs Jerusale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bekka als Braut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dit mihi</text:p>
          </table:table-cell>
          <table:table-cell office:value-type="string" calcext:value-type="string">
            <text:p>introitus</text:p>
          </table:table-cell>
          <table:table-cell office:value-type="string" calcext:value-type="string">
            <text:p>A-Sd A 584 (659000666)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nvictus heros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d A 582 (659000664)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am faces lictor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d A 583 (659000665)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HE, A-Sd, HR-Zha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storell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er Traum</text:p>
          </table:table-cell>
          <table:table-cell office:value-type="string" calcext:value-type="string">
            <text:p>pantomime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ie Schuldigkeit des ersten und fürnehmsten Gebotes</text:p>
          </table:table-cell>
          <table:table-cell office:value-type="string" calcext:value-type="string">
            <text:p>singspiel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re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issa Sancti Raphael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same as MH 74 with mixed chorus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GÖ 230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HR-Zha, H-Bn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Gd Ms. 47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ia laeti exsultem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HR-Zha LXVI.M (500027077)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WIL, A-Ee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sacred song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sperges me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idi aquam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esu corona Virginum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LA 1398 (603002683)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 salutaris hostia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RB R 175 (600033553)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udate pueri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A-Ee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CZ-Pnm A-N no sig (601000069)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er Kampf der Buße und Bekehrung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ie Hochzeit auf der Alm</text:p>
          </table:table-cell>
          <table:table-cell office:value-type="string" calcext:value-type="string">
            <text:p>operetta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issa Sancti Nicolai Tolentin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itaniae de venerabili sacramento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loria et Credo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or MH 87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loria et Credo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or MH 17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mpletorium</text:p>
          </table:table-cell>
          <table:table-cell office:value-type="string" calcext:value-type="string">
            <text:p>completorium</text:p>
          </table:table-cell>
          <table:table-cell office:value-type="string" calcext:value-type="string">
            <text:p>F-Pn D-5588 (840016579)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nveni David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201 (600033579)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t bracchium me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202 (600033580)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aiser Constantin I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ie Wahrheit der Natur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issa Sancti Francisci Seraphic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cce Virgo</text:p>
          </table:table-cell>
          <table:table-cell office:value-type="string" calcext:value-type="string">
            <text:p>offertorium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s conservat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530.1, A-LA 1381 (603002662)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on me avertet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ubae resonata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550.1, A-KR D 25/350 (600176353)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exilla Regis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D-WS 334 (450039957)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KR F 7/212 (600176178), A-LA 1759 (1001011549)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sp Hay 1295.1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hr Himmel thaut herab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er reumütige Petrus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ota pulchra e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25/332 (600176365)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allet</text:p>
          </table:table-cell>
          <table:table-cell office:value-type="string" calcext:value-type="string">
            <text:p>ballet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icut cervus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Quid video superi?</text:p>
          </table:table-cell>
          <table:table-cell office:value-type="string" calcext:value-type="string">
            <text:p>applausus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nima nostra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537 (1001011113)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er büßende Sünder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ermann</text:p>
          </table:table-cell>
          <table:table-cell office:value-type="string" calcext:value-type="string">
            <text:p>ballet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 Maria nostra spe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D-Mbs Mus.ms. 4133 (455022522), D-Mbs Mus.ms. 4332 (455024087), A-LA 1369 (603002650)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otturn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issa Sancti Nicolai Tolentin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issa pro defuncto Archiepiscopo Sigismundo</text:p>
          </table:table-cell>
          <table:table-cell office:value-type="string" calcext:value-type="string">
            <text:p>requiem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eus tuorum militium</text:p>
          </table:table-cell>
          <table:table-cell office:value-type="string" calcext:value-type="string">
            <text:p>hymn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O festiva dies. O virum fortem</text:p>
          </table:table-cell>
          <table:table-cell office:value-type="string" calcext:value-type="string">
            <text:p>motet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urrexit Pastor. Plaudes plebs</text:p>
          </table:table-cell>
          <table:table-cell office:value-type="string" calcext:value-type="string">
            <text:p>motet</text:p>
          </table:table-cell>
          <table:table-cell office:value-type="string" calcext:value-type="string">
            <text:p>A-Ssp Hay 1545.1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-GÖ uncatalogued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/>
          <table:table-cell office:value-type="string" calcext:value-type="string">
            <text:p>also see MH 628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CZ-Pnm XLIX E 298 (550270496)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EI F.V.1b, A-MZ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O Maria Virgo spe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d A 571 (659000653)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eh auf!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Ee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rhebet euch ihr Augenlieder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40.1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O glorreiche Himmelssonn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60.1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roße Frau, wir rufen Dich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65.1, A-LA 1475 (603002718)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ei fröhlich mein Isaak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EI R 425 (600026348)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ssati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3a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ze e Vers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ontrapunctal studies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ank dem Geb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ommt her, ihr Menschen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r gute Hirt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issa Sancti Joannis Nepomucen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es sunt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otturn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dimione</text:p>
          </table:table-cell>
          <table:table-cell office:value-type="string" calcext:value-type="string">
            <text:p>serenata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otturn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otturn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gregie Doctor Paule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H-Bn Ms.mus II.28 (530001687)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sp, A-Gmi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eele, Dein Heiland ist frei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het den Reicht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95.2, A-KR K 46/26 (600176358), A-LA 1476 (603002719)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utter der Gnaden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85.1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in träger Berg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2005.1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emento Domine David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ntiphonae ad Stationes pro tribus diebus Rogationum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Oratorio de Passione Dominum nostrum Jesu Christe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eget alle Trauer nieder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80.1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er Schulmeister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er Baßgeiger zu Wörgl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uten Morgen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ssati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Responsoria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Vesperae de Confessore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A-RB IV.95, D-Po M. Haydn 108 (456002640)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auda Sion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ibt acht ihr Hirten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70.1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uft ihr Hirten allzugleich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75.1, A-Wn Mus.Hs.21624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ie Hochzeit auf der Alm</text:p>
          </table:table-cell>
          <table:table-cell office:value-type="string" calcext:value-type="string">
            <text:p>operetta</text:p>
          </table:table-cell>
          <table:table-cell/>
          <table:table-cell office:value-type="string" calcext:value-type="string">
            <text:p>variant of MH 108</text:p>
          </table:table-cell>
          <table:table-cell table:number-columns-repeated="101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erechter Herr und Got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55.1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ma Dei creatori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195 (600033573)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eus refugi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17/112 (600176558), D-Mbs Mus.ms. 840 (456009522), A-LA 1390 (603002671)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Dignare m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510.1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Inveni David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Justorum anima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765 (1001011691), A-LA 1376 (603002657), A-KR D 16/107 (600176342), D-Mbs Mus.ms. 282-8 (456009335)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Quae est ista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HR-Zha LXVI.N (500027078), A-Sd A 540 (659000615)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H-Bn Ms.mus IV.1589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Litaniae de venerabili sacramento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issa Sancti Amand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n Te mi Deus confido</text:p>
          </table:table-cell>
          <table:table-cell office:value-type="string" calcext:value-type="string">
            <text:p>motet</text:p>
          </table:table-cell>
          <table:table-cell office:value-type="string" calcext:value-type="string">
            <text:p>H-Bn Ms.mus. II.47, A-Ee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HE IV.e.4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legremente tutt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mar vorre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noni voi volite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he viver vuol content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omincio sol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all’amoros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rau’ Matino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ia che viene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La mia signora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io ben, io mor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erche vezzosi ra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er ti, mio ben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Questi son canon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enza di te, ben mi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e tu mi vuo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re dolci e cari nom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osuisti Domine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d A 566 (659000648)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arti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Laeta quies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issa Sancti Hieronym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Zair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imete Domin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75 (603002656), A-Ee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issa Sancti Aloysi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Quicunque manducaverit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audate Domin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Wn Mus.Hs.22452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elitum Joseph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89 (603002670), A-RB R 228 (600033606)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ntata pro Festo Nativitatis</text:p>
          </table:table-cell>
          <table:table-cell office:value-type="string" calcext:value-type="string">
            <text:p>cantata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01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RB R 207 (600033585)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Wn Mus.Hs.22458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rhebe, o Sünder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35.1</text:p>
          </table:table-cell>
          <table:table-cell table:number-columns-repeated="102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uf! Ihr Christ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F-Pn D-5983/1 (840016784), A-Ssp Hay 1690.1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nta Jerusalem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er Tod Abels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ub vestrum praesidium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esponsoria ad Matutinum in Coena Domini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esponsoria in Parasceve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esponsoria in Sabbato Sancto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plicatio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e profundis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H-Bn Ms.mus II.39 (530001711)</text:p>
          </table:table-cell>
          <table:table-cell table:number-columns-repeated="102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iffusa est gratia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er englische Patriot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Justorum anima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537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6 Marcia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mor subditorium</text:p>
          </table:table-cell>
          <table:table-cell office:value-type="string" calcext:value-type="string">
            <text:p>applausus</text:p>
          </table:table-cell>
          <table:table-cell/>
          <table:table-cell office:value-type="string" calcext:value-type="string">
            <text:p>parts used as MH 290–293</text:p>
          </table:table-cell>
          <table:table-cell table:number-columns-repeated="101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Eia corda exsultat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83 (603002664), D-Mbs Mus.ms. 464 (456009483)</text:p>
          </table:table-cell>
          <table:table-cell office:value-type="string" calcext:value-type="string">
            <text:p>from MH 289</text:p>
          </table:table-cell>
          <table:table-cell table:number-columns-repeated="101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O caeli luminaria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19/198 (600176345), D-Mbs Mus.ms. 461 (456009480), A-LA 1386 (603002667)</text:p>
          </table:table-cell>
          <table:table-cell office:value-type="string" calcext:value-type="string">
            <text:p>from MH 289</text:p>
          </table:table-cell>
          <table:table-cell table:number-columns-repeated="101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Qui nunc laeti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D-Mbs Mus.ms. 466 <text:s/>(456009485)</text:p>
          </table:table-cell>
          <table:table-cell office:value-type="string" calcext:value-type="string">
            <text:p>from MH 289</text:p>
          </table:table-cell>
          <table:table-cell table:number-columns-repeated="101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Unitis cordib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84 (603002665), D-Mbs Mus.ms. Mm 674 (456013352)</text:p>
          </table:table-cell>
          <table:table-cell office:value-type="string" calcext:value-type="string">
            <text:p>from MH 289</text:p>
          </table:table-cell>
          <table:table-cell table:number-columns-repeated="101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Vesperae</text:p>
          </table:table-cell>
          <table:table-cell office:value-type="string" calcext:value-type="string">
            <text:p>vesper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eschluss-Ari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ied der Recru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iedchen für den Feldwebe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Morgenlied der Bauer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ier mahlt sie sich im Ha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ich grüßen wir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30.1</text:p>
          </table:table-cell>
          <table:table-cell table:number-columns-repeated="102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Lerne, schwache Menschhei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LA 1739 (1001011542)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onfitebor, Beatus vir, De profundis</text:p>
          </table:table-cell>
          <table:table-cell office:value-type="string" calcext:value-type="string">
            <text:p>psalm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 office:value-type="string" calcext:value-type="string">
            <text:p>A-Sca Hs. 569/7, D-Mbs Mus.ms. 4137 (455022554)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ella caeli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ca Hs. 569/8, D-Mbs Mus.ms. 4137 (455022554)</text:p>
          </table:table-cell>
          <table:table-cell table:number-columns-repeated="102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alvete flores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ewöhnliche Signaturen des Generalbaßes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nweisung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esperae de Dominica</text:p>
          </table:table-cell>
          <table:table-cell office:value-type="string" calcext:value-type="string">
            <text:p>vesper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issa in honorem Sancti Rupert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nticum in tono peregrino</text:p>
          </table:table-cell>
          <table:table-cell office:value-type="string" calcext:value-type="string">
            <text:p>cantata</text:p>
          </table:table-cell>
          <table:table-cell/>
          <table:table-cell office:value-type="string" calcext:value-type="string">
            <text:p>pars used as MH 324 and 325</text:p>
          </table:table-cell>
          <table:table-cell table:number-columns-repeated="101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 adoratione nostra</text:p>
          </table:table-cell>
          <table:table-cell office:value-type="string" calcext:value-type="string">
            <text:p>offertorium</text:p>
          </table:table-cell>
          <table:table-cell/>
          <table:table-cell office:value-type="string" calcext:value-type="string">
            <text:p>from MH 323</text:p>
          </table:table-cell>
          <table:table-cell table:number-columns-repeated="101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offertorium</text:p>
          </table:table-cell>
          <table:table-cell/>
          <table:table-cell office:value-type="string" calcext:value-type="string">
            <text:p>from MH 323</text:p>
          </table:table-cell>
          <table:table-cell table:number-columns-repeated="101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eni creator spiritus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urgite Sanct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ancti Dei omnes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esu redemptor omni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itaniae della Madonn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Ex ore infantium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RB IV.70</text:p>
          </table:table-cell>
          <table:table-cell table:number-columns-repeated="102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lme De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78 (603002659)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iderunt omn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lleluia. Laudate puer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runt princip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Hic est discipul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cce sacerdo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ub tuum praesidi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D-Mbs Mus.ms. 5148 (450109655)</text:p>
          </table:table-cell>
          <table:table-cell table:number-columns-repeated="102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Wn Mus.Hs.18558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enedictus es Domine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A-KR C 55/117 (600176194)</text:p>
          </table:table-cell>
          <table:table-cell table:number-columns-repeated="102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reundschaft, du Zucker</text:p>
          </table:table-cell>
          <table:table-cell office:value-type="string" calcext:value-type="string">
            <text:p>profane song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Omnes de Sab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lvos fac no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loriosus D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u es vas election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unc dimitt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b ortu sol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udi fili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Domine praevenisti e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olorosa et lacrymabilis 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ictimae Paschali laud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leluis. In die resurrection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Alelluia. Confitebuntur cael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icite in gentib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lleluia. Ascendit D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Quin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rhebet euch, Christen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nedictus es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sultabunt Sanct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Weint auch ihr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F-Pn W-6 48 (840016200)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riusquam te formare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nstitues eos princip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enedicta et venerabilis 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diuvabit eam D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ilexisti iustitia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peciosus form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robasti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Felix es sacr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imis honorati sun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enedicite Domi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Iuravit Domin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cus ist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imete Domi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lectus m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ollite porta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ve Mari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Iustus ut palm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ecum principi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ffuderunt sanguine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ella caeli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Pange lingua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Wn Mus.Hs.23104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eatus vi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Laeta quies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culi omni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leluia. Confitemini Domin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mine, quis habitabi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ere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cce Virgo concipie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e timeas Mari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eatus vir, qui suffer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Menuetti Tedeschi 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enuetti Tedeschi I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issa in honorem Sancti Dominic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issa a due Cori (Hispanica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enuetti Tedeschi II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iraculorum patrator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eiligste Nach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Mbs Mus.ms. 4316 (455023995), A-Sca Hs 562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Wie trostreich ist uns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Mbs Mus.ms. 4316 (455023995), A-Sca Hs 562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eiligste Nacht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Wie trostreich ist uns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Libera m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580.1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eispiele zur Übung im bezifferten Grundbaß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ontrapunctal studies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relude, versets and cadenzas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reludes and final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Emicat meridies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ndromeda e Perseo</text:p>
          </table:table-cell>
          <table:table-cell office:value-type="string" calcext:value-type="string">
            <text:p>opera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x Sion speci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Qui sedes,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rope est Domin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Adiutor in opportunitatib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ciant gent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u es D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Jubelfeier</text:p>
          </table:table-cell>
          <table:table-cell office:value-type="string" calcext:value-type="string">
            <text:p>cantata</text:p>
          </table:table-cell>
          <table:table-cell office:value-type="string" calcext:value-type="string">
            <text:p>H-Bn Ms.mus II.109 (530001738), D-Mbs Mus.ms. 4234 (455022811)</text:p>
          </table:table-cell>
          <table:table-cell office:value-type="string" calcext:value-type="string">
            <text:p>part used as MH 450</text:p>
          </table:table-cell>
          <table:table-cell table:number-columns-repeated="101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Feuer zu werd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50.1</text:p>
          </table:table-cell>
          <table:table-cell office:value-type="string" calcext:value-type="string">
            <text:p>from MH 449</text:p>
          </table:table-cell>
          <table:table-cell table:number-columns-repeated="101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ngelis su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Anima nostra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ribulationes cordis me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eus in adiutorium</text:p>
          </table:table-cell>
          <table:table-cell office:value-type="string" calcext:value-type="string">
            <text:p>introitus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chäffer-Kantate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e funestra necis domo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D-Mbs Mus.ms. 14588 (450057134)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RB R 212 (600192492)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Libera m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RB IV.123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Libera m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568 (659000650)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Heiligste Nach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B Mus.ms. 10250 (452009970)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uch die Sprödeste der Schön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Deutscher Tanz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xsurge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aetatus s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ripe m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lleluia. Cognoverunt discipul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lleluia. Redemptionem misi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. Dextera Domin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leluia. Surrexit Christ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lleluia. Regnavit Domin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d Domunum dum tribulare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acta cogitatum tu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opitius esto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onvertere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omine Dominus noste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enedicam Domi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Die Ährenleserin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 profund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enedictus Dominus Deus Israel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isit Dominus verbum su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imebunt gent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ominus regnavi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enuetti Tedesch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rotector noste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enite fili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sto mihi in De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ustodi me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n Deo speravit cor me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spice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onum est confider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onum est confiteri Domino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eata gen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er deutsche Kaiser Joseph lebe gesu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ro mea ver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hr Christen, bette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509 (659000705)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Quin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Deutsches Dixit et Magnificat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H-Bn Ms. Mus. IV.204, A-Ssp Hay 1430.1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etatus s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irigatur oratio me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omine refugi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iberasti no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aratum cor me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In omnem terra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loria et honor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Der fröhliche Wiederschein</text:p>
          </table:table-cell>
          <table:table-cell office:value-type="string" calcext:value-type="string">
            <text:p>applausus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Post partum Virgo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Ingles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ssa in honorem Sancti Gotthardi (Admontis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d te, Domin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IV.123, A-KR D 14/54 (600176331), A-LA 1387 (603002668)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Litaniae de venerabili sacramento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Antiphonarium romanum</text:p>
          </table:table-cell>
          <table:table-cell office:value-type="string" calcext:value-type="string">
            <text:p>antiphon</text:p>
          </table:table-cell>
          <table:table-cell/>
          <table:table-cell office:value-type="string" calcext:value-type="string">
            <text:p>parts used as MH 534 and 535</text:p>
          </table:table-cell>
          <table:table-cell table:number-columns-repeated="101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/>
          <table:table-cell office:value-type="string" calcext:value-type="string">
            <text:p>from MH 533</text:p>
          </table:table-cell>
          <table:table-cell table:number-columns-repeated="101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D-Mt MK 1027/1032</text:p>
          </table:table-cell>
          <table:table-cell office:value-type="string" calcext:value-type="string">
            <text:p>from MH 533</text:p>
          </table:table-cell>
          <table:table-cell table:number-columns-repeated="101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Gott! Vor Di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Mit frommen Eif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it frommen Eif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Was ists dass ich mich quäle?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Was ists dass ich mich quäle?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Ewiges Wesen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970.5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Am Kirchenweihfes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m Autogr Var 15 (1001026803)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A-Sm Autogr Var 15 (1001026803)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m Autogr Var 15 (1001026803)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issa in honorem Sanctae Ursulae (Chiemsensis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Exaltabo t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14/56 (600176338), A-LA 1382 (603002663), D-Mbs Mus.ms. 842 (456009524)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Vesperae pro festo Sanctissimae Innocentium</text:p>
          </table:table-cell>
          <table:table-cell office:value-type="string" calcext:value-type="string">
            <text:p>vesper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Die Feierabendstund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issa pro quadragesima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issa quadragesimal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Missa tempore quadragesima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Vos est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utter des Lebems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WS 555 (450039996), H-Bn Ms. Mus. 2499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Laudibus mons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D-Mbs Mus.ms. 4155 (455022659), A-LA 1344 (603002620)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Perfice gressus meo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229 (600033607), A-KR D 23/301 (600176346)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ommerce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issa pro defunctis</text:p>
          </table:table-cell>
          <table:table-cell office:value-type="string" calcext:value-type="string">
            <text:p>requiem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eutsche Mess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eutsche Mess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eutsche Mess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ie alten und heutigen Sit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Die alten und heutigen Sit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ingt heilig!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WS 402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n Ignati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Wenn ich, o Schöpfer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nonic studies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ational-Marsch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6 Tedesch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sperges me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sperges me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Vier deutsche Choralvespern</text:p>
          </table:table-cell>
          <table:table-cell office:value-type="string" calcext:value-type="string">
            <text:p>vesper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us Davids Psalmen</text:p>
          </table:table-cell>
          <table:table-cell office:value-type="string" calcext:value-type="string">
            <text:p>psalm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Zu dir ruft, Herr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Es packe dich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Glückwunsch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Das Liedchen von der Ruh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Die Unschul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Einladung in unsern Garten zu Arnsdorf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Glück fehl Di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Frater Caspar Decini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Wohlsein, Freund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Tisch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Der frühe Bu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Das Liedchen von der Ruh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Hymne an Got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Mai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Trinklied im Wint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Verwandlun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ußgesang in der Fastenszeit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Iam sol recedit igneus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Gloria (for J Haydns Organ solo mass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Einweih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Auf den Tod des Herrn Schachtner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An Ignati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arcia turches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An unsern Gar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An unsern Gar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Einweih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Hochzeitslied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Mbs Mus.ms. 3749 (455016856)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ied der Freih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Lied der Freih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Deutsches Tenebrae</text:p>
          </table:table-cell>
          <table:table-cell office:value-type="string" calcext:value-type="string">
            <text:p>responsorium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Die Gans bebrüht das Gäns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An Decini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einer Freunde Gesinnun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Freundschaft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Freundschaft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Es lebe Taddeo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Herzige Nani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Vom Glück sei alle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Frühlin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Frühlin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Ehren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Die Ölberg Andacht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Tisch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as Gebe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In coena Domini ad missam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Dankesempfind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agt, wo sind die Veilchen h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agt, wo sind die Veilchen h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chon grünen die Heck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Virgo prudentissim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Grabet mit fleißigen Händ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H-Bn Ms. Mus. II.45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Gaude Virgo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Responsoria ad Matutinum in Nativitate Domini</text:p>
          </table:table-cell>
          <table:table-cell office:value-type="string" calcext:value-type="string">
            <text:p>responsorium</text:p>
          </table:table-cell>
          <table:table-cell office:value-type="string" calcext:value-type="string">
            <text:p>H-Bn Ms.mus II.51 (530001801)</text:p>
          </table:table-cell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Es amator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187 (600033565), A-LA 1372 (603002653)</text:p>
          </table:table-cell>
          <table:table-cell table:number-columns-repeated="102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intemal und all’ die Weil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eg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Wn S.m. 18470, A-RB IV.123</text:p>
          </table:table-cell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Frieden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Rundgesang für eine Gesellschaft Studierend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chön ist das La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rieden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ehnsucht nach Lie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Türkisches Krie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erminavit radix Jess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enu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Ecce ancilla Domin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ub tuum praesidium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Dominus firmament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H-Bn Ms. mus. 2501, A-Ssp Hay 1110.1, A-WIL</text:p>
          </table:table-cell>
          <table:table-cell table:number-columns-repeated="102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odie sciet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onsieur Ha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onsieur Ha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Lied im Grün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Lied im Grün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ürkisches Krie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Die Elf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Ermunterun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Freundschaft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atritius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Responsoria in festo Resurrectione Domini</text:p>
          </table:table-cell>
          <table:table-cell office:value-type="string" calcext:value-type="string">
            <text:p>responsorium</text:p>
          </table:table-cell>
          <table:table-cell office:value-type="string" calcext:value-type="string">
            <text:p>H-Bn Ms.mus II.52 (530001732)</text:p>
          </table:table-cell>
          <table:table-cell table:number-columns-repeated="102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Ipsa Virgo virgi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Deutsches Te Deum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d A 598 (659000679)</text:p>
          </table:table-cell>
          <table:table-cell table:number-columns-repeated="102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Deutsches Magnificat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A-Ssp Hay 1425.1</text:p>
          </table:table-cell>
          <table:table-cell table:number-columns-repeated="1020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Deutsche Fastenvesper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D-Mbs Mus.ms. 4144#Beibd.1 (455022563)</text:p>
          </table:table-cell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eutsches 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d A 608 (659000703)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Deutsches Alm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d A 608 (659000704)</text:p>
          </table:table-cell>
          <table:table-cell table:number-columns-repeated="102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Deutsches Ave maris stella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599</text:p>
          </table:table-cell>
          <table:table-cell table:number-columns-repeated="102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Deutscher Seg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3a (659000684)</text:p>
          </table:table-cell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Deutscher Seg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3a (659000684)</text:p>
          </table:table-cell>
          <table:table-cell table:number-columns-repeated="102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Deutscher Seg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3b (659000688)</text:p>
          </table:table-cell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Lobgesang de Venerabili Sacramento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25.1, D-Mbs Mus. ms. 4144 (455022562)</text:p>
          </table:table-cell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Wer nur den lieben Got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Mbs Mus.ms. 4290 (455023079)</text:p>
          </table:table-cell>
          <table:table-cell table:number-columns-repeated="102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Wie lieblich ist doch, Herr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700.1</text:p>
          </table:table-cell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Auf die Auferstehung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n VI.3</text:p>
          </table:table-cell>
          <table:table-cell table:number-columns-repeated="102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Komm, heiliger Geis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1 (659000682)</text:p>
          </table:table-cell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ern auf diesem Lebensmeer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4 (659000689)</text:p>
          </table:table-cell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Gekrönte Himmelskönigin!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4 (659000691)</text:p>
          </table:table-cell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Improperium expectavit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oppia si tener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oppia si tener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ilenzio facciasi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Die Schweitz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eutsches 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enuisti ma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Alleluia, confitemini quonia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Der Obersulzer We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Die Wiedergenes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98a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Adam hat sieben Söh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er arme Sünd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Dulce loquentem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um loquimu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Ehr sei dem Vat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Es legte Adam sich im Paradie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Est! est! est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Hätt i glaub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Ich und Du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Die Mäßigk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Mein Dämä, mein Fingä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Mi fopp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O Mensch, gedenk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O wie schmecke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Plato, Cicero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ein sanft wie ihre Seel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ei stets bescheid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ie ist’s nicht wer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Tauch an, mein lieba Schiffman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Tempore mutantu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Ut, re, mi, f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Vinum latificat cor homini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Vorgetan und nachgedach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Was i beim Ta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Wer nicht liebt Weib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Wer nicht liebt We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Wer reines Herzens is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hor beim Vögelfan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Abendempfind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Am Gra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An die Sonn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Der Arm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Der Arm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Die Bien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Der Bu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Dankt dem Herr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Einladung zum Landle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Eintrach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Es kann ja nicht immer so blei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An die Freud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Freundschaft! Wie heili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Gehorsam ist die erste Pflich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Gesund und frohen Mute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Grabe, Spaden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Herbst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Holde Sittsamk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Ich bin ein Mädchen aus Schwa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Ja, Dämo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Judendglück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Das Kammerfenst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Komm, lieber Mai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Könnt ich mein Liebchen kauf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Lebensweish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Ein Lied von der Behutsamk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Ein Lied zur Prüfung für Schulkind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Ein Lied von der Gedul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eine Grill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ein Vergnü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Der Morgen im Lenz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Nacht und Still’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Nichts ist schlauer als die Lie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Pein der Lie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ie Ros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Rose, lass dich küss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cherzend unter Necktar-Küss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eufz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ille! Stille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Der Tanzbä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Tischgebe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er Wechse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Variations on Gott erhalte Franz den Kaiser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Der Invalid an seinen Fleischtopf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An alle Deutsch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Zu ihr! Zu ihr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Bier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Von ihr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Das Landle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Die Seligkeit der Lie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Abend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Der Säng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Der Säng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Rundgesang beim Abschied eines Biedermanne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Joseph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Joseph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Trinklied im Frei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Tischgebet aus der Schöpf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Laudate populi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Debitam morti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Nach dem Abzuge der Franzos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ach dem Abzuge der Franzos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Messa sotto li Titolo di Santa Teresia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Missa subtitulo Sanctae Theresia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Petite et accipiet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Magnus Domin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23/302 (600176344), A-LA 1379 (603002660)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ie Mutter an ihr Luis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Elle avoit une beauté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Elle avoit une beauté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Le son de cloch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e vin blanc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Romanz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Der couragierte Schneidergesel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auf, du alter Gassenschlängel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Dixit Dominus</text:p>
          </table:table-cell>
          <table:table-cell office:value-type="string" calcext:value-type="string">
            <text:p>psalm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Alleluia, confitebuntu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Bußgesang in der Fastenszeit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Auf den Tod eines Hündchen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Auf den Tod eines Hündchen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ompletorium</text:p>
          </table:table-cell>
          <table:table-cell office:value-type="string" calcext:value-type="string">
            <text:p>completorium</text:p>
          </table:table-cell>
          <table:table-cell office:value-type="string" calcext:value-type="string">
            <text:p>F-Pn D-5588 (840016579)</text:p>
          </table:table-cell>
          <table:table-cell table:number-columns-repeated="102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Freut euch des Leben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Der Invalid an sein Holzbe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Die verlassene Mutter am Strom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Die verlassene Mutter am Strom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Die Feierabendstund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An Ferdinand</text:p>
          </table:table-cell>
          <table:table-cell office:value-type="string" calcext:value-type="string">
            <text:p>profane song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ommerce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 office:value-type="string" calcext:value-type="string">
            <text:p>A-Sd A 591 (659000675)</text:p>
          </table:table-cell>
          <table:table-cell table:number-columns-repeated="102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Gott erhalte Franz den Kais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Missa subtitulo Sancti Francisci Seraphic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Domine Deus salutis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ella caeli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Der Christ auf Golgatha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An den Hain zu Ai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ehnsucht nach dem Landle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An den Herrn von Mol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An den Herrn von Mol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Deutsches 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Missa sub titulo Sancti Leopold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Missa pro defunctis</text:p>
          </table:table-cell>
          <table:table-cell office:value-type="string" calcext:value-type="string">
            <text:p>requiem</text:p>
          </table:table-cell>
          <table:table-cell/>
          <table:table-cell office:value-type="string" calcext:value-type="string">
            <text:p>unfinished</text:p>
          </table:table-cell>
          <table:table-cell table:number-columns-repeated="1019"/>
        </table:table-row>
        <table:table-row table:style-name="ro1" table:number-rows-repeated="10477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8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04:52.403825072</meta:creation-date>
    <dc:date>2022-07-08T09:40:37.051520570</dc:date>
    <meta:editing-duration>PT13H37M57S</meta:editing-duration>
    <meta:editing-cycles>173</meta:editing-cycles>
    <meta:generator>LibreOffice/7.3.4.2$Linux_X86_64 LibreOffice_project/30$Build-2</meta:generator>
    <meta:document-statistic meta:table-count="1" meta:cell-count="2704" meta:object-count="0"/>
  </office:meta>
</office:document-meta>
</file>